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Two Link Robot Arm 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@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</table:table-row>
        <table:table-row table:style-name="ro1">
          <table:table-cell/>
          <table:table-cell office:value-type="float" office:value="0.517021146564047" calcext:value-type="float">
            <text:p>0.517021146564047</text:p>
          </table:table-cell>
          <table:table-cell office:value-type="float" office:value="0.188439363173668" calcext:value-type="float">
            <text:p>0.188439363173668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653346701312761" calcext:value-type="float">
            <text:p>0.653346701312761</text:p>
          </table:table-cell>
          <table:table-cell office:value-type="float" office:value="0.0859177834099869" calcext:value-type="float">
            <text:p>0.0859177834099869</text:p>
          </table:table-cell>
          <table:table-cell office:value-type="float" office:value="105" calcext:value-type="float">
            <text:p>105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0.799811690538448" calcext:value-type="float">
            <text:p>0.799811690538448</text:p>
          </table:table-cell>
          <table:table-cell office:value-type="float" office:value="-0.00150840331861946" calcext:value-type="float">
            <text:p>-0.00150840331861946</text:p>
          </table:table-cell>
          <table:table-cell office:value-type="float" office:value="105" calcext:value-type="float">
            <text:p>105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0.954751486362214" calcext:value-type="float">
            <text:p>0.954751486362214</text:p>
          </table:table-cell>
          <table:table-cell office:value-type="float" office:value="-0.0728455665988825" calcext:value-type="float">
            <text:p>-0.0728455665988825</text:p>
          </table:table-cell>
          <table:table-cell office:value-type="float" office:value="105" calcext:value-type="float">
            <text:p>105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11640514164549" calcext:value-type="float">
            <text:p>1.11640514164549</text:p>
          </table:table-cell>
          <table:table-cell office:value-type="float" office:value="-0.127282933621376" calcext:value-type="float">
            <text:p>-0.127282933621376</text:p>
          </table:table-cell>
          <table:table-cell office:value-type="float" office:value="105" calcext:value-type="float">
            <text:p>105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28293540379479" calcext:value-type="float">
            <text:p>1.28293540379479</text:p>
          </table:table-cell>
          <table:table-cell office:value-type="float" office:value="-0.164201803908405" calcext:value-type="float">
            <text:p>-0.164201803908405</text:p>
          </table:table-cell>
          <table:table-cell office:value-type="float" office:value="105" calcext:value-type="float">
            <text:p>105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45244959580575" calcext:value-type="float">
            <text:p>1.45244959580575</text:p>
          </table:table-cell>
          <table:table-cell office:value-type="float" office:value="-0.183182581069996" calcext:value-type="float">
            <text:p>-0.183182581069996</text:p>
          </table:table-cell>
          <table:table-cell office:value-type="float" office:value="105" calcext:value-type="float">
            <text:p>105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62302112722571" calcext:value-type="float">
            <text:p>1.62302112722571</text:p>
          </table:table-cell>
          <table:table-cell office:value-type="float" office:value="-0.184009541669488" calcext:value-type="float">
            <text:p>-0.184009541669488</text:p>
          </table:table-cell>
          <table:table-cell office:value-type="float" office:value="105" calcext:value-type="float">
            <text:p>105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1.79271139055505" calcext:value-type="float">
            <text:p>1.79271139055505</text:p>
          </table:table-cell>
          <table:table-cell office:value-type="float" office:value="-0.166673286998861" calcext:value-type="float">
            <text:p>-0.166673286998861</text:p>
          </table:table-cell>
          <table:table-cell office:value-type="float" office:value="105" calcext:value-type="float">
            <text:p>105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1.95959179422654" calcext:value-type="float">
            <text:p>1.95959179422654</text:p>
          </table:table-cell>
          <table:table-cell office:value-type="float" office:value="-0.131370849898476" calcext:value-type="float">
            <text:p>-0.131370849898476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607741673849627" calcext:value-type="float">
            <text:p>0.607741673849627</text:p>
          </table:table-cell>
          <table:table-cell office:value-type="float" office:value="0.253949337439597" calcext:value-type="float">
            <text:p>0.253949337439597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755047472921987" calcext:value-type="float">
            <text:p>0.755047472921987</text:p>
          </table:table-cell>
          <table:table-cell office:value-type="float" office:value="0.167947402842525" calcext:value-type="float">
            <text:p>0.167947402842525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0.910671679075379" calcext:value-type="float">
            <text:p>0.910671679075379</text:p>
          </table:table-cell>
          <table:table-cell office:value-type="float" office:value="0.0981159081290945" calcext:value-type="float">
            <text:p>0.0981159081290945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07284556659888" calcext:value-type="float">
            <text:p>1.07284556659888</text:p>
          </table:table-cell>
          <table:table-cell office:value-type="float" office:value="0.0452485136377858" calcext:value-type="float">
            <text:p>0.0452485136377858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23972597027037" calcext:value-type="float">
            <text:p>1.23972597027037</text:p>
          </table:table-cell>
          <table:table-cell office:value-type="float" office:value="0.00994607653740065" calcext:value-type="float">
            <text:p>0.00994607653740065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40941623359971" calcext:value-type="float">
            <text:p>1.40941623359971</text:p>
          </table:table-cell>
          <table:table-cell office:value-type="float" office:value="-0.00739017813322551" calcext:value-type="float">
            <text:p>-0.00739017813322551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57998776501968" calcext:value-type="float">
            <text:p>1.57998776501968</text:p>
          </table:table-cell>
          <table:table-cell office:value-type="float" office:value="-0.00656321753373401" calcext:value-type="float">
            <text:p>-0.00656321753373401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74950195703063" calcext:value-type="float">
            <text:p>1.74950195703063</text:p>
          </table:table-cell>
          <table:table-cell office:value-type="float" office:value="0.0124175596278571" calcext:value-type="float">
            <text:p>0.0124175596278571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1.91603221917994" calcext:value-type="float">
            <text:p>1.91603221917994</text:p>
          </table:table-cell>
          <table:table-cell office:value-type="float" office:value="0.0493364299148864" calcext:value-type="float">
            <text:p>0.0493364299148864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07768587446321" calcext:value-type="float">
            <text:p>2.07768587446321</text:p>
          </table:table-cell>
          <table:table-cell office:value-type="float" office:value="0.10377379693738" calcext:value-type="float">
            <text:p>0.10377379693738</text:p>
          </table:table-cell>
          <table:table-cell office:value-type="float" office:value="111.666666666667" calcext:value-type="float">
            <text:p>111.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690243537567438" calcext:value-type="float">
            <text:p>0.690243537567438</text:p>
          </table:table-cell>
          <table:table-cell office:value-type="float" office:value="0.329548367078765" calcext:value-type="float">
            <text:p>0.329548367078765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846537522731716" calcext:value-type="float">
            <text:p>0.846537522731716</text:p>
          </table:table-cell>
          <table:table-cell office:value-type="float" office:value="0.261229106278795" calcext:value-type="float">
            <text:p>0.261229106278795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00921639539541" calcext:value-type="float">
            <text:p>1.00921639539541</text:p>
          </table:table-cell>
          <table:table-cell office:value-type="float" office:value="0.209936654751735" calcext:value-type="float">
            <text:p>0.209936654751735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17643125099658" calcext:value-type="float">
            <text:p>1.17643125099658</text:p>
          </table:table-cell>
          <table:table-cell office:value-type="float" office:value="0.176253969866713" calcext:value-type="float">
            <text:p>0.176253969866713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34628163187727" calcext:value-type="float">
            <text:p>1.34628163187727</text:p>
          </table:table-cell>
          <table:table-cell office:value-type="float" office:value="0.160563867589456" calcext:value-type="float">
            <text:p>0.160563867589456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51683712667603" calcext:value-type="float">
            <text:p>1.51683712667603</text:p>
          </table:table-cell>
          <table:table-cell office:value-type="float" office:value="0.163044671639588" calcext:value-type="float">
            <text:p>0.163044671639588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68615931015527" calcext:value-type="float">
            <text:p>1.68615931015527</text:p>
          </table:table-cell>
          <table:table-cell office:value-type="float" office:value="0.183668186776692" calcext:value-type="float">
            <text:p>0.183668186776692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85232377410913" calcext:value-type="float">
            <text:p>1.85232377410913</text:p>
          </table:table-cell>
          <table:table-cell office:value-type="float" office:value="0.222200019249471" calcext:value-type="float">
            <text:p>0.222200019249471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01344199896281" calcext:value-type="float">
            <text:p>2.01344199896281</text:p>
          </table:table-cell>
          <table:table-cell office:value-type="float" office:value="0.278202240766" calcext:value-type="float">
            <text:p>0.278202240766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1676828174844" calcext:value-type="float">
            <text:p>2.1676828174844</text:p>
          </table:table-cell>
          <table:table-cell office:value-type="float" office:value="0.351038365708046" calcext:value-type="float">
            <text:p>0.351038365708046</text:p>
          </table:table-cell>
          <table:table-cell office:value-type="float" office:value="118.333333333333" calcext:value-type="float">
            <text:p>118.333333333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763411041541317" calcext:value-type="float">
            <text:p>0.763411041541317</text:p>
          </table:table-cell>
          <table:table-cell office:value-type="float" office:value="0.41421410490422" calcext:value-type="float">
            <text:p>0.41421410490422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926579604767978" calcext:value-type="float">
            <text:p>0.926579604767978</text:p>
          </table:table-cell>
          <table:table-cell office:value-type="float" office:value="0.364501418703082" calcext:value-type="float">
            <text:p>0.364501418703082</text:p>
          </table:table-cell>
          <table:table-cell office:value-type="float" office:value="125" calcext:value-type="float">
            <text:p>125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09411319126218" calcext:value-type="float">
            <text:p>1.09411319126218</text:p>
          </table:table-cell>
          <table:table-cell office:value-type="float" office:value="0.332441652777921" calcext:value-type="float">
            <text:p>0.332441652777921</text:p>
          </table:table-cell>
          <table:table-cell office:value-type="float" office:value="125" calcext:value-type="float">
            <text:p>125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26410772087341" calcext:value-type="float">
            <text:p>1.26410772087341</text:p>
          </table:table-cell>
          <table:table-cell office:value-type="float" office:value="0.318399178030153" calcext:value-type="float">
            <text:p>0.318399178030153</text:p>
          </table:table-cell>
          <table:table-cell office:value-type="float" office:value="125" calcext:value-type="float">
            <text:p>125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43463114393748" calcext:value-type="float">
            <text:p>1.43463114393748</text:p>
          </table:table-cell>
          <table:table-cell office:value-type="float" office:value="0.322533592293206" calcext:value-type="float">
            <text:p>0.322533592293206</text:p>
          </table:table-cell>
          <table:table-cell office:value-type="float" office:value="125" calcext:value-type="float">
            <text:p>125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60374539972371" calcext:value-type="float">
            <text:p>1.60374539972371</text:p>
          </table:table-cell>
          <table:table-cell office:value-type="float" office:value="0.344797906445098" calcext:value-type="float">
            <text:p>0.344797906445098</text:p>
          </table:table-cell>
          <table:table-cell office:value-type="float" office:value="125" calcext:value-type="float">
            <text:p>125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76952844320013" calcext:value-type="float">
            <text:p>1.76952844320013</text:p>
          </table:table-cell>
          <table:table-cell office:value-type="float" office:value="0.384939078456891" calcext:value-type="float">
            <text:p>0.384939078456891</text:p>
          </table:table-cell>
          <table:table-cell office:value-type="float" office:value="125" calcext:value-type="float">
            <text:p>125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93009608977439" calcext:value-type="float">
            <text:p>1.93009608977439</text:p>
          </table:table-cell>
          <table:table-cell office:value-type="float" office:value="0.442500889307404" calcext:value-type="float">
            <text:p>0.442500889307404</text:p>
          </table:table-cell>
          <table:table-cell office:value-type="float" office:value="125" calcext:value-type="float">
            <text:p>125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08362342973701" calcext:value-type="float">
            <text:p>2.08362342973701</text:p>
          </table:table-cell>
          <table:table-cell office:value-type="float" office:value="0.516829128078328" calcext:value-type="float">
            <text:p>0.516829128078328</text:p>
          </table:table-cell>
          <table:table-cell office:value-type="float" office:value="125" calcext:value-type="float">
            <text:p>125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22836556902406" calcext:value-type="float">
            <text:p>2.22836556902406</text:p>
          </table:table-cell>
          <table:table-cell office:value-type="float" office:value="0.607079027299287" calcext:value-type="float">
            <text:p>0.607079027299287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826254720797689" calcext:value-type="float">
            <text:p>0.826254720797689</text:p>
          </table:table-cell>
          <table:table-cell office:value-type="float" office:value="0.506801592054582" calcext:value-type="float">
            <text:p>0.506801592054582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994091287182133" calcext:value-type="float">
            <text:p>0.994091287182133</text:p>
          </table:table-cell>
          <table:table-cell office:value-type="float" office:value="0.476367759251833" calcext:value-type="float">
            <text:p>0.476367759251833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16421398315067" calcext:value-type="float">
            <text:p>1.16421398315067</text:p>
          </table:table-cell>
          <table:table-cell office:value-type="float" office:value="0.463974232264698" calcext:value-type="float">
            <text:p>0.463974232264698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33468930238185" calcext:value-type="float">
            <text:p>1.33468930238185</text:p>
          </table:table-cell>
          <table:table-cell office:value-type="float" office:value="0.469761868035507" calcext:value-type="float">
            <text:p>0.469761868035507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50357973086254" calcext:value-type="float">
            <text:p>1.50357973086254</text:p>
          </table:table-cell>
          <table:table-cell office:value-type="float" office:value="0.493664887978485" calcext:value-type="float">
            <text:p>0.493664887978485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66896576743951" calcext:value-type="float">
            <text:p>1.66896576743951</text:p>
          </table:table-cell>
          <table:table-cell office:value-type="float" office:value="0.535411625577303" calcext:value-type="float">
            <text:p>0.535411625577303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82896773964824" calcext:value-type="float">
            <text:p>1.82896773964824</text:p>
          </table:table-cell>
          <table:table-cell office:value-type="float" office:value="0.594527613973862" calcext:value-type="float">
            <text:p>0.594527613973862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98176716687419" calcext:value-type="float">
            <text:p>1.98176716687419</text:p>
          </table:table-cell>
          <table:table-cell office:value-type="float" office:value="0.670340978456713" calcext:value-type="float">
            <text:p>0.670340978456713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12562742804644" calcext:value-type="float">
            <text:p>2.12562742804644</text:p>
          </table:table-cell>
          <table:table-cell office:value-type="float" office:value="0.761990072561552" calcext:value-type="float">
            <text:p>0.761990072561552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25891349896789" calcext:value-type="float">
            <text:p>2.25891349896789</text:p>
          </table:table-cell>
          <table:table-cell office:value-type="float" office:value="0.868433270996707" calcext:value-type="float">
            <text:p>0.868433270996707</text:p>
          </table:table-cell>
          <table:table-cell office:value-type="float" office:value="131.666666666667" calcext:value-type="float">
            <text:p>131.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877924722381932" calcext:value-type="float">
            <text:p>0.877924722381932</text:p>
          </table:table-cell>
          <table:table-cell office:value-type="float" office:value="0.606058741598485" calcext:value-type="float">
            <text:p>0.606058741598485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04815959028474" calcext:value-type="float">
            <text:p>1.04815959028474</text:p>
          </table:table-cell>
          <table:table-cell office:value-type="float" office:value="0.595315327574032" calcext:value-type="float">
            <text:p>0.595315327574032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21857077810739" calcext:value-type="float">
            <text:p>1.21857077810739</text:p>
          </table:table-cell>
          <table:table-cell office:value-type="float" office:value="0.602755640716528" calcext:value-type="float">
            <text:p>0.602755640716528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38722150071356" calcext:value-type="float">
            <text:p>1.38722150071356</text:p>
          </table:table-cell>
          <table:table-cell office:value-type="float" office:value="0.628295119160711" calcext:value-type="float">
            <text:p>0.628295119160711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55219498129448" calcext:value-type="float">
            <text:p>1.55219498129448</text:p>
          </table:table-cell>
          <table:table-cell office:value-type="float" office:value="0.671643497444129" calcext:value-type="float">
            <text:p>0.671643497444129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71161623623458" calcext:value-type="float">
            <text:p>1.71161623623458</text:p>
          </table:table-cell>
          <table:table-cell office:value-type="float" office:value="0.732308105479707" calcext:value-type="float">
            <text:p>0.732308105479707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8636733849823" calcext:value-type="float">
            <text:p>1.8636733849823</text:p>
          </table:table-cell>
          <table:table-cell office:value-type="float" office:value="0.809599467930492" calcext:value-type="float">
            <text:p>0.809599467930492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2.00663824273165" calcext:value-type="float">
            <text:p>2.00663824273165</text:p>
          </table:table-cell>
          <table:table-cell office:value-type="float" office:value="0.902639140347656" calcext:value-type="float">
            <text:p>0.902639140347656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13888596187114" calcext:value-type="float">
            <text:p>2.13888596187114</text:p>
          </table:table-cell>
          <table:table-cell office:value-type="float" office:value="1.01036969301119" calcext:value-type="float">
            <text:p>1.01036969301119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25891349896789" calcext:value-type="float">
            <text:p>2.25891349896789</text:p>
          </table:table-cell>
          <table:table-cell office:value-type="float" office:value="1.13156672900329" calcext:value-type="float">
            <text:p>1.13156672900329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917722298161674" calcext:value-type="float">
            <text:p>0.917722298161674</text:p>
          </table:table-cell>
          <table:table-cell office:value-type="float" office:value="0.710643270862387" calcext:value-type="float">
            <text:p>0.710643270862387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08805333302962" calcext:value-type="float">
            <text:p>1.08805333302962</text:p>
          </table:table-cell>
          <table:table-cell office:value-type="float" office:value="0.719735561860758" calcext:value-type="float">
            <text:p>0.719735561860758</text:p>
          </table:table-cell>
          <table:table-cell office:value-type="float" office:value="145" calcext:value-type="float">
            <text:p>145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25644849372873" calcext:value-type="float">
            <text:p>1.25644849372873</text:p>
          </table:table-cell>
          <table:table-cell office:value-type="float" office:value="0.74690909766137" calcext:value-type="float">
            <text:p>0.74690909766137</text:p>
          </table:table-cell>
          <table:table-cell office:value-type="float" office:value="145" calcext:value-type="float">
            <text:p>145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42099390800426" calcext:value-type="float">
            <text:p>1.42099390800426</text:p>
          </table:table-cell>
          <table:table-cell office:value-type="float" office:value="0.791855041145533" calcext:value-type="float">
            <text:p>0.791855041145533</text:p>
          </table:table-cell>
          <table:table-cell office:value-type="float" office:value="145" calcext:value-type="float">
            <text:p>145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5798194573699" calcext:value-type="float">
            <text:p>1.5798194573699</text:p>
          </table:table-cell>
          <table:table-cell office:value-type="float" office:value="0.854062565316552" calcext:value-type="float">
            <text:p>0.854062565316552</text:p>
          </table:table-cell>
          <table:table-cell office:value-type="float" office:value="145" calcext:value-type="float">
            <text:p>145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73112003168464" calcext:value-type="float">
            <text:p>1.73112003168464</text:p>
          </table:table-cell>
          <table:table-cell office:value-type="float" office:value="0.932824659034365" calcext:value-type="float">
            <text:p>0.932824659034365</text:p>
          </table:table-cell>
          <table:table-cell office:value-type="float" office:value="145" calcext:value-type="float">
            <text:p>145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87317604488613" calcext:value-type="float">
            <text:p>1.87317604488613</text:p>
          </table:table-cell>
          <table:table-cell office:value-type="float" office:value="1.02724616245432" calcext:value-type="float">
            <text:p>1.02724616245432</text:p>
          </table:table-cell>
          <table:table-cell office:value-type="float" office:value="145" calcext:value-type="float">
            <text:p>145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2.00437297871174" calcext:value-type="float">
            <text:p>2.00437297871174</text:p>
          </table:table-cell>
          <table:table-cell office:value-type="float" office:value="1.13625394084441" calcext:value-type="float">
            <text:p>1.13625394084441</text:p>
          </table:table-cell>
          <table:table-cell office:value-type="float" office:value="145" calcext:value-type="float">
            <text:p>145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12321973228593" calcext:value-type="float">
            <text:p>2.12321973228593</text:p>
          </table:table-cell>
          <table:table-cell office:value-type="float" office:value="1.25860908115188" calcext:value-type="float">
            <text:p>1.25860908115188</text:p>
          </table:table-cell>
          <table:table-cell office:value-type="float" office:value="145" calcext:value-type="float">
            <text:p>145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22836556902406" calcext:value-type="float">
            <text:p>2.22836556902406</text:p>
          </table:table-cell>
          <table:table-cell office:value-type="float" office:value="1.39292097270071" calcext:value-type="float">
            <text:p>1.39292097270071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945109254196593" calcext:value-type="float">
            <text:p>0.945109254196593</text:p>
          </table:table-cell>
          <table:table-cell office:value-type="float" office:value="0.819140853501069" calcext:value-type="float">
            <text:p>0.819140853501069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11323302098325" calcext:value-type="float">
            <text:p>1.11323302098325</text:p>
          </table:table-cell>
          <table:table-cell office:value-type="float" office:value="0.847945891884189" calcext:value-type="float">
            <text:p>0.847945891884189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27733489888954" calcext:value-type="float">
            <text:p>1.27733489888954</text:p>
          </table:table-cell>
          <table:table-cell office:value-type="float" office:value="0.894485174886977" calcext:value-type="float">
            <text:p>0.894485174886977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43554981038134" calcext:value-type="float">
            <text:p>1.43554981038134</text:p>
          </table:table-cell>
          <table:table-cell office:value-type="float" office:value="0.958229766629538" calcext:value-type="float">
            <text:p>0.958229766629538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58607958543921" calcext:value-type="float">
            <text:p>1.58607958543921</text:p>
          </table:table-cell>
          <table:table-cell office:value-type="float" office:value="1.03845518663975" calcext:value-type="float">
            <text:p>1.03845518663975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72721339841469" calcext:value-type="float">
            <text:p>1.72721339841469</text:p>
          </table:table-cell>
          <table:table-cell office:value-type="float" office:value="1.13424964383737" calcext:value-type="float">
            <text:p>1.13424964383737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8573472121862" calcext:value-type="float">
            <text:p>1.8573472121862</text:p>
          </table:table-cell>
          <table:table-cell office:value-type="float" office:value="1.2445243993713" calcext:value-type="float">
            <text:p>1.2445243993713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9750020086243" calcext:value-type="float">
            <text:p>1.9750020086243</text:p>
          </table:table-cell>
          <table:table-cell office:value-type="float" office:value="1.36802614053268" calcext:value-type="float">
            <text:p>1.36802614053268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0788405981708" calcext:value-type="float">
            <text:p>2.0788405981708</text:p>
          </table:table-cell>
          <table:table-cell office:value-type="float" office:value="1.50335122510972" calcext:value-type="float">
            <text:p>1.50335122510972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1676828174844" calcext:value-type="float">
            <text:p>2.1676828174844</text:p>
          </table:table-cell>
          <table:table-cell office:value-type="float" office:value="1.64896163429195" calcext:value-type="float">
            <text:p>1.64896163429195</text:p>
          </table:table-cell>
          <table:table-cell office:value-type="float" office:value="151.666666666667" calcext:value-type="float">
            <text:p>151.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9597152288882" calcext:value-type="float">
            <text:p>0.9597152288882</text:p>
          </table:table-cell>
          <table:table-cell office:value-type="float" office:value="0.930084245835198" calcext:value-type="float">
            <text:p>0.930084245835198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12335814206138" calcext:value-type="float">
            <text:p>1.12335814206138</text:p>
          </table:table-cell>
          <table:table-cell office:value-type="float" office:value="0.978212492873515" calcext:value-type="float">
            <text:p>0.978212492873515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2809475407903" calcext:value-type="float">
            <text:p>1.2809475407903</text:p>
          </table:table-cell>
          <table:table-cell office:value-type="float" office:value="1.04348815911326" calcext:value-type="float">
            <text:p>1.04348815911326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43069236423559" calcext:value-type="float">
            <text:p>1.43069236423559</text:p>
          </table:table-cell>
          <table:table-cell office:value-type="float" office:value="1.12516936286372" calcext:value-type="float">
            <text:p>1.12516936286372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57089070800942" calcext:value-type="float">
            <text:p>1.57089070800942</text:p>
          </table:table-cell>
          <table:table-cell office:value-type="float" office:value="1.2223277675329" calcext:value-type="float">
            <text:p>1.2223277675329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69994916693793" calcext:value-type="float">
            <text:p>1.69994916693793</text:p>
          </table:table-cell>
          <table:table-cell office:value-type="float" office:value="1.33385913251057" calcext:value-type="float">
            <text:p>1.33385913251057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81640094469066" calcext:value-type="float">
            <text:p>1.81640094469066</text:p>
          </table:table-cell>
          <table:table-cell office:value-type="float" office:value="1.45849586326445" calcext:value-type="float">
            <text:p>1.45849586326445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91892252445434" calcext:value-type="float">
            <text:p>1.91892252445434</text:p>
          </table:table-cell>
          <table:table-cell office:value-type="float" office:value="1.59482141801317" calcext:value-type="float">
            <text:p>1.59482141801317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2.00634871118295" calcext:value-type="float">
            <text:p>2.00634871118295</text:p>
          </table:table-cell>
          <table:table-cell office:value-type="float" office:value="1.74128640723885" calcext:value-type="float">
            <text:p>1.74128640723885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2.07768587446321" calcext:value-type="float">
            <text:p>2.07768587446321</text:p>
          </table:table-cell>
          <table:table-cell office:value-type="float" office:value="1.89622620306262" calcext:value-type="float">
            <text:p>1.89622620306262</text:p>
          </table:table-cell>
          <table:table-cell office:value-type="float" office:value="158.333333333333" calcext:value-type="float">
            <text:p>158.333333333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961342701485103" calcext:value-type="float">
            <text:p>0.961342701485103</text:p>
          </table:table-cell>
          <table:table-cell office:value-type="float" office:value="1.04197312880506" calcext:value-type="float">
            <text:p>1.04197312880506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11829177137092" calcext:value-type="float">
            <text:p>1.11829177137092</text:p>
          </table:table-cell>
          <table:table-cell office:value-type="float" office:value="1.10877373252061" calcext:value-type="float">
            <text:p>1.10877373252061</text:p>
          </table:table-cell>
          <table:table-cell office:value-type="float" office:value="165" calcext:value-type="float">
            <text:p>165</text:p>
          </table:table-cell>
          <table:table-cell office:value-type="float" office:value="41.1111111111111" calcext:value-type="float">
            <text:p>41.1111111111111</text:p>
          </table:table-cell>
        </table:table-row>
        <table:table-row table:style-name="ro1">
          <table:table-cell/>
          <table:table-cell office:value-type="float" office:value="1.26723756464674" calcext:value-type="float">
            <text:p>1.26723756464674</text:p>
          </table:table-cell>
          <table:table-cell office:value-type="float" office:value="1.19190304059076" calcext:value-type="float">
            <text:p>1.19190304059076</text:p>
          </table:table-cell>
          <table:table-cell office:value-type="float" office:value="165" calcext:value-type="float">
            <text:p>165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/>
          <table:table-cell office:value-type="float" office:value="1.40648725819325" calcext:value-type="float">
            <text:p>1.40648725819325</text:p>
          </table:table-cell>
          <table:table-cell office:value-type="float" office:value="1.29041625819119" calcext:value-type="float">
            <text:p>1.29041625819119</text:p>
          </table:table-cell>
          <table:table-cell office:value-type="float" office:value="165" calcext:value-type="float">
            <text:p>165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1">
          <table:table-cell/>
          <table:table-cell office:value-type="float" office:value="1.5344582285915" calcext:value-type="float">
            <text:p>1.5344582285915</text:p>
          </table:table-cell>
          <table:table-cell office:value-type="float" office:value="1.40319374676987" calcext:value-type="float">
            <text:p>1.40319374676987</text:p>
          </table:table-cell>
          <table:table-cell office:value-type="float" office:value="165" calcext:value-type="float">
            <text:p>165</text:p>
          </table:table-cell>
          <table:table-cell office:value-type="float" office:value="59.4444444444444" calcext:value-type="float">
            <text:p>59.4444444444444</text:p>
          </table:table-cell>
        </table:table-row>
        <table:table-row table:style-name="ro1">
          <table:table-cell/>
          <table:table-cell office:value-type="float" office:value="1.64969603921374" calcext:value-type="float">
            <text:p>1.64969603921374</text:p>
          </table:table-cell>
          <table:table-cell office:value-type="float" office:value="1.52895374914653" calcext:value-type="float">
            <text:p>1.52895374914653</text:p>
          </table:table-cell>
          <table:table-cell office:value-type="float" office:value="165" calcext:value-type="float">
            <text:p>165</text:p>
          </table:table-cell>
          <table:table-cell office:value-type="float" office:value="65.5555555555556" calcext:value-type="float">
            <text:p>65.5555555555556</text:p>
          </table:table-cell>
        </table:table-row>
        <table:table-row table:style-name="ro1">
          <table:table-cell/>
          <table:table-cell office:value-type="float" office:value="1.75089097042473" calcext:value-type="float">
            <text:p>1.75089097042473</text:p>
          </table:table-cell>
          <table:table-cell office:value-type="float" office:value="1.66626695714922" calcext:value-type="float">
            <text:p>1.66626695714922</text:p>
          </table:table-cell>
          <table:table-cell office:value-type="float" office:value="165" calcext:value-type="float">
            <text:p>165</text:p>
          </table:table-cell>
          <table:table-cell office:value-type="float" office:value="71.6666666666667" calcext:value-type="float">
            <text:p>71.6666666666667</text:p>
          </table:table-cell>
        </table:table-row>
        <table:table-row table:style-name="ro1">
          <table:table-cell/>
          <table:table-cell office:value-type="float" office:value="1.8368929050218" calcext:value-type="float">
            <text:p>1.8368929050218</text:p>
          </table:table-cell>
          <table:table-cell office:value-type="float" office:value="1.81357275622158" calcext:value-type="float">
            <text:p>1.81357275622158</text:p>
          </table:table-cell>
          <table:table-cell office:value-type="float" office:value="165" calcext:value-type="float">
            <text:p>165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/>
          <table:table-cell office:value-type="float" office:value="1.90672439973523" calcext:value-type="float">
            <text:p>1.90672439973523</text:p>
          </table:table-cell>
          <table:table-cell office:value-type="float" office:value="1.96919696237497" calcext:value-type="float">
            <text:p>1.96919696237497</text:p>
          </table:table-cell>
          <table:table-cell office:value-type="float" office:value="165" calcext:value-type="float">
            <text:p>165</text:p>
          </table:table-cell>
          <table:table-cell office:value-type="float" office:value="83.8888888888889" calcext:value-type="float">
            <text:p>83.8888888888889</text:p>
          </table:table-cell>
        </table:table-row>
        <table:table-row table:style-name="ro1">
          <table:table-cell/>
          <table:table-cell office:value-type="float" office:value="1.95959179422654" calcext:value-type="float">
            <text:p>1.95959179422654</text:p>
          </table:table-cell>
          <table:table-cell office:value-type="float" office:value="2.13137084989848" calcext:value-type="float">
            <text:p>2.13137084989848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21:07:08.748014059</meta:creation-date>
    <dc:date>2022-02-23T21:17:40.413039091</dc:date>
    <meta:editing-duration>PT10M31S</meta:editing-duration>
    <meta:editing-cycles>2</meta:editing-cycles>
    <meta:generator>LibreOffice/7.3.0.3$Linux_X86_64 LibreOffice_project/30$Build-3</meta:generator>
    <meta:document-statistic meta:table-count="1" meta:cell-count="407" meta:object-count="0"/>
  </office:meta>
</office:document-meta>
</file>